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-BoldItalicMT" svg:font-family="Arial-BoldItalicMT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size-complex="18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anguage="pl" fo:country="P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language="pl" fo:country="P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language="pl" fo:country="P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language="pl" fo:country="P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fo:font-size="12pt" fo:language="fr" fo:country="FR" fo:font-style="normal" style:font-size-asian="12pt" style:font-style-asian="normal" style:font-size-complex="12pt" style:font-style-complex="normal"/>
    </style:style>
    <style:style style:name="T4" style:family="text">
      <style:text-properties fo:font-size="12pt" fo:language="pl" fo:country="PL" fo:font-style="normal" style:font-size-asian="12pt" style:font-style-asian="normal" style:font-size-complex="12pt" style:font-style-complex="normal"/>
    </style:style>
    <style:style style:name="T5" style:family="text">
      <style:text-properties fo:font-size="12pt" fo:language="pl" fo:country="PL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6" style:family="text">
      <style:text-properties fo:font-size="12pt" fo:language="pl" fo:country="P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language="pl" fo:country="P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leksy Barcz<text:tab/><text:tab/><text:tab/><text:tab/><text:tab/><text:tab/><text:tab/><text:tab/><text:tab/><text:tab/><text:tab/>Warszawa,</text:p>
      <text:p text:style-name="P5">Marcin Harasimczuk<text:tab/><text:tab/><text:tab/><text:tab/><text:tab/><text:tab/><text:tab/><text:tab/><text:tab/><text:tab/>28.03.2011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pan text:style-name="T1">Projektowanie urządzeń cyfrowych</text:span> </text:p>
      <text:p text:style-name="P1">Dokumentacja projektu - etap I</text:p>
      <text:p text:style-name="P1"/>
      <text:p text:style-name="P2">Zadanie 11L - 14D</text:p>
      <text:p text:style-name="P1">Układ FPGA przesyłający liczby w formacie ZDDD z klawiatury PS/2 na drukarkę LP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list xml:id="list33217718" text:style-name="L1">
        <text:list-item>
          <text:p text:style-name="P7"><text:soft-page-break/>Treść zadania</text:p>
          <text:p text:style-name="P9">Zaprojektować w języku AHDL moduły INP(0) (wejściowe łącze klawiatury PS/2 - klawisze znakowe) i OUT(0) (wyjściowe łącze równoległe LPT) plus moduł umożliwiający wyprowadzanie na łącze wyjściowe danych odbieranych z łącza wejściowego. Dane wejściowe i wyjściowe w postaci 4 znaków ASCII, ZDDD wyznaczających wartość dziesiętną DDD ze znakiem Z słowa 8-bitowego reprezentującego liczbę w kodzie U2 (bez błędów). Moduły powinny być zaprojektowane jako niezależne elementy współpracujące ze sobą za pośrednictwem wewnętrznej szyny systemowej.</text:p>
          <text:p text:style-name="P9"/>
        </text:list-item>
        <text:list-item>
          <text:p text:style-name="P10">Założenia projektowe</text:p>
          <text:list>
            <text:list-item>
              <text:p text:style-name="P9">sygnały szyny systemowej: WR, RD, IORQ, WAIT są aktywne poziomem niskim</text:p>
            </text:list-item>
            <text:list-item>
              <text:p text:style-name="P9">w związku z korzystaniem z AHDL'a na tym etapie projektu nie korzystaliśmy z linii trójstanowych</text:p>
            </text:list-item>
            <text:list-item>
              <text:p text:style-name="P9">moduł INP, po otrzymaniu rozkazu odczytu liczby, wystawia sygnał WAIT do czasu odebrania znaków ZDDD z klawiatury, dopiero wtedy wystawia pojedynczą liczbę U2 na linie danych szyny i zwalnia sygnał WAIT</text:p>
            </text:list-item>
            <text:list-item>
              <text:p text:style-name="P9">moduł OUT po otrzymaniu rozkazu wydruku liczby, wystawia sygnał WAIT, odczytuje z linii danych liczbę w kodzie U2, konwertuje ją ciąg ZDDD znaków ASCII i drukuje znak po znaku, po czym zwalnia sygnał WAIT</text:p>
            </text:list-item>
            <text:list-item>
              <text:p text:style-name="P9">ponieważ korzystamy tylko ze znaków 0..9, '+', '-' z klawiatury znakowej, uznajemy wciśnięcie klawisza '=/+' za znak '+', bez konieczności używania klawisza SHIFT</text:p>
            </text:list-item>
            <text:list-item>
              <text:p text:style-name="P9">kody klawiszy są wczytywane w momencie puszczenia klawisza (BREAK CODE), zakładamy że drukarka korzysta z zestawu 2 scan code'ów.</text:p>
              <text:p text:style-name="P9"/>
            </text:list-item>
          </text:list>
        </text:list-item>
        <text:list-item>
          <text:p text:style-name="P10">Schemat blokowy (:TODO:)</text:p>
          <text:p text:style-name="P10"/>
        </text:list-item>
        <text:list-item>
          <text:p text:style-name="P10">Moduł OUT - łącze wyjściowe LPT</text:p>
          <text:list>
            <text:list-item>
              <text:p text:style-name="P11">Format danych wyjściowych na drukarkę</text:p>
              <text:p text:style-name="P9">Pojedyncza zdekodowana liczba jest przesyłana na drukarkę jako ciąg znaków ASCII:</text:p>
              <text:p text:style-name="P9">CR, Z, D2, D1, D0, LF. Taka kolejność, gwarantująca przejście głowicy drukującej do następnej linii i cofnięcie jej do pozycji początkowej, została uzyskana metodą prób i błędów, po zauważeniu że kombinacje zawierające CR i LF lub LF i CR po znakach ZDDD nie dają właściwych rezultatów na drukarce. Zrezygnowano z opcji AutoFeed, gdyż nie dawała właściwych rezultatów.</text:p>
              <text:p text:style-name="P9"/>
            </text:list-item>
            <text:list-item>
              <text:p text:style-name="P11">Poziom fizyczny komunikacji z drukarką</text:p>
              <text:p text:style-name="P12">Do komunikacji z drukarką wykorzystano moduł 235_DB25 SML.</text:p>
              <text:p text:style-name="P12">Kontroler drukarki komunikuje się z drukarką przy użyciu trzech portów:</text:p>
              <text:list>
                <text:list-item>
                  <text:p text:style-name="P12">LSTAT[8] (WE, SV4)- sygnały stanu drukarki: </text:p>
                  <text:list>
                    <text:list-item>
                      <text:p text:style-name="P12">BUSY - drukarka zajęta (sygnalizacja poziomem wysokim)</text:p>
                    </text:list-item>
                    <text:list-item>
                      <text:p text:style-name="P12">Select - poziom wysoki oznacza, że drukarka jest logicznie połączona z układem</text:p>
                    </text:list-item>
                    <text:list-item>
                      <text:p text:style-name="P12">PaperError - poziom wysoki sygnalizuje wyczerpanie się papieru</text:p>
                    </text:list-item>
                    <text:list-item>
                      <text:p text:style-name="P12">nFault - poziom niski sygnalizuje błąd drukarki</text:p>
                    </text:list-item>
                  </text:list>
                  <text:p text:style-name="P12">Stan sygnałów: (Select=1, PaperError=0, nFault=1) jest dekodowany jako sygnał gotowości drukarki. Sygnał nACK nie jest wykorzystywany w układzie.</text:p>
                </text:list-item>
                <text:list-item>
                  <text:p text:style-name="P12">LCTRL[8] (WY, SV3) - sygnały sterujące pracą drukarki. Wykorzystywane sygnały:</text:p>
                  <text:list>
                    <text:list-item>
                      <text:p text:style-name="P12">STROBE - sygnał strobu wydruku</text:p>
                    </text:list-item>
                    <text:list-item>
                      <text:p text:style-name="P12">nSelIn - sygnał wyboru urządzenia, stale 0</text:p>
                    </text:list-item>
                    <text:list-item>
                      <text:p text:style-name="P12">nAutoFeed - automatyczne dołączanie znaku LF po CR, stale 1 (nieaktywne)</text:p>
                    </text:list-item>
                    <text:list-item>
                      <text:p text:style-name="P12">nInit - wykonanie procedury inicjalizującej drukarki, stale 1 (nieaktywne)</text:p>
                    </text:list-item>
                  </text:list>
                </text:list-item>
                <text:list-item>
                  <text:p text:style-name="P12">LDATA[8] (WY, SV5) - linie danych portu LPT</text:p>
                </text:list-item>
              </text:list>
              <text:p text:style-name="P12"><text:soft-page-break/>Wydruk pojedynczego znaku przebiega następująco (graf nr xx :TODO:):</text:p>
              <text:list text:continue-numbering="true">
                <text:list-item>
                  <text:p text:style-name="P12">kontroler LPT wystawia na linie LDATA[] 8bitowy kod znaku ASCII</text:p>
                </text:list-item>
                <text:list-item>
                  <text:p text:style-name="P17"><text:span text:style-name="T2">kontroler opuszcza sygnał STROBE na czas 0,5</text:span><text:span text:style-name="T3">µ</text:span><text:span text:style-name="T4">s (minimalny czas wymagany w standardzie, podczas testów okazał się wystarczający)</text:span></text:p>
                </text:list-item>
                <text:list-item>
                  <text:p text:style-name="P14">drukarka podnosi sygnał BUSY na czas wydruku</text:p>
                </text:list-item>
                <text:list-item>
                  <text:p text:style-name="P14">drukarka opuszcza sygnał BUSY, kontroler kończy cykl wydruku znaku, wraca do stanu początkowego</text:p>
                </text:list-item>
              </text:list>
              <text:p text:style-name="P14">Sygnały LDATA oraz STROBE są synchronizowane, a w trakcie resetu urządzenia, sygnał STROBE ustawiany jest w stan wysoki, aby nie doszło do przypadkowego wydruku.</text:p>
              <text:list text:continue-numbering="true">
                <text:list-header>
                  <text:p text:style-name="P14"/>
                </text:list-header>
              </text:list>
            </text:list-item>
            <text:list-item>
              <text:p text:style-name="P17"><text:span text:style-name="T5">Komunikacja z szyną i ogólny schemat działania OUT</text:span><text:span text:style-name="T4"> (graf nr xx :TODO:)</text:span></text:p>
              <text:p text:style-name="P14">Po zdekodowaniu rozkazu wydruku, kontroler wystawia sygnał WAIT, po czym wczytuje liczbę w kodzie U2 z linii danych szyny systemowej, dekoduje ją do formatu ZDDD (ASCII) i rozpoczyna wydruk, zlecając wydruk kolejnych znaków wewnętrznemu automatowi kontrolującemu komunikację z drukarką. Po zakończeniu wydruku, sygnał WAIT jest wycofywany i kontroler czeka na wycofanie się rozkazu wydruku z szyny systemowej - gdy to nastąpi, wraca do stanu początkowego.</text:p>
              <text:p text:style-name="P14">Sygnał WAIT jest synchronizowany, dla uniknięcia szpilenia, a w trakcie resetu ustawiany jest w stan wysoki.</text:p>
              <text:p text:style-name="P14"/>
            </text:list-item>
            <text:list-item>
              <text:p text:style-name="P16">Dekodowanie liczby w kodzie U2 do postaci kodów ASCII: ZDDD</text:p>
              <text:p text:style-name="P14">Dekodowanie zostało zaimplementowane jako układ kombinacyjny, ustalający znak liczby na podstawie najbardziej znaczącego bitu oraz wyznaczający wartość kolejnych cyfr przy użyciu czterech 8bitowych (dwucyfrowych) sumatorów liczb w kodzie BCD (wykorzystano zmodyfikowany kod z wykładu). Kolejne sumowania to:</text:p>
              <text:list>
                <text:list-item>
                  <text:p text:style-name="P14">S0 = bit3(8) + (bit2,bit1,bit0)</text:p>
                </text:list-item>
                <text:list-item>
                  <text:p text:style-name="P14">S1 = bit4(16) + S0</text:p>
                </text:list-item>
                <text:list-item>
                  <text:p text:style-name="P14">S2 = bit5(32) + S1</text:p>
                </text:list-item>
                <text:list-item>
                  <text:p text:style-name="P14">S3 = bit6(64) + S2</text:p>
                  <text:p text:style-name="P14"/>
                </text:list-item>
              </text:list>
            </text:list-item>
            <text:list-item>
              <text:p text:style-name="P16">Symulacja działania kontrolera OUT</text:p>
              <text:p text:style-name="P14">Na dołączonym zrzucie ekranu (<text:span text:style-name="T8">Symulacja 2</text:span>) znajduje się pełny przebieg symulacji pojedynczego cyklu działania kontrolera: zdekodowanie rozkazu wydruku, odebranie i wydruk liczby w kodzie BCD. </text:p>
            </text:list-item>
          </text:list>
        </text:list-item>
      </text:list>
      <text:p text:style-name="P13"/>
      <text:list xml:id="list33291292" text:continue-numbering="true" text:style-name="L1">
        <text:list-item>
          <text:p text:style-name="P15">Moduł zarządzający całością układu</text:p>
          <text:list>
            <text:list-item>
              <text:p text:style-name="P18"><text:span text:style-name="T6">Sposób działania</text:span><text:span text:style-name="T7"><text:line-break/>Zaimplementowany układ sterujący szyną systemową cyklicznie wystawia rozkaz odczytu liczby z modułu PS/2, a po jej otrzymaniu (i zwolnieniu przez moduł sygnału WAIT), wycofuje sygnały z szyny i wystawia rozkaz wydruku odebranej liczby. Po zakończeniu wydruku, wraca do stanu początkowego i rozpoczyna kolejny cykl pobranie-&gt;wydruk.<text:line-break/>Możliwe jest rozpoczynanie kolejnych cykli pracy przy użyciu przełącznika SW1, aktualnie ta opcja jest wyłączona i układ po zakończeniu cyklu automatycznie rozpoczyna następny cykl (graf xx :TODO:)</text:span></text:p>
              <text:p text:style-name="P14">W związku z niekorzystaniem z sygnałów trójstanowych i dwukierunkowych, sygnały WAIT oraz D zostały rozdzielone dla modułu LPT i PS/2.</text:p>
              <text:p text:style-name="P14"/>
            </text:list-item>
            <text:list-item>
              <text:p text:style-name="P16">Sterowanie pracą układu</text:p>
              <text:list>
                <text:list-item>
                  <text:p text:style-name="P14">przełącznik SW3 służy do resetowania układu (ciągły reset gdy przełącznik jest w położeniu niskim)</text:p>
                </text:list-item>
              </text:list>
              <text:p text:style-name="P16"><text:soft-page-break/></text:p>
            </text:list-item>
            <text:list-item>
              <text:p text:style-name="P16">Sygnalizacja na diodach</text:p>
              <text:p text:style-name="P14">Górny rząd diod:</text:p>
              <text:list>
                <text:list-item>
                  <text:p text:style-name="P14">dioda pierwsza od lewej (7) świecąc sygnalizuje gotowość drukarki do pracy (sygnał wyprowadzony z kontrolera OUT)</text:p>
                </text:list-item>
                <text:list-item>
                  <text:p text:style-name="P14">dioda druga od lewej sygnalizuje oczekiwanie układu na dane z klawiatury (sygnał WAIT)</text:p>
                </text:list-item>
                <text:list-item>
                  <text:p text:style-name="P14">diody 2,1,0 służą do wyświetlania stanu układu (graf zz :TODO:)</text:p>
                </text:list-item>
              </text:list>
              <text:p text:style-name="P14">Dolny rząd diod:</text:p>
              <text:list text:continue-numbering="true">
                <text:list-item>
                  <text:p text:style-name="P14">świecenie diod 3,2,1,0 sygnalizuje odebranie kolejnych znaków przez moduł INP (sygnał wyprowadzony z kontrolera PS/2) - liczba świecących się diod oznacza ilość odebranych znaków.</text:p>
                  <text:list>
                    <text:list-header>
                      <text:p text:style-name="P14"/>
                    </text:list-header>
                  </text:list>
                </text:list-item>
              </text:list>
              <text:p text:style-name="P14"/>
            </text:list-item>
          </text:list>
          <text:p text:style-name="P14"/>
          <text:list text:continue-numbering="true">
            <text:list-header>
              <text:p text:style-name="P12"/>
            </text:list-header>
          </text:list>
        </text:list-item>
      </text:list>
      <text:p text:style-name="P8"/>
      <text:p text:style-name="P1"/>
      <text:p text:style-name="P1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-BoldItalicMT" svg:font-family="Arial-BoldItalicMT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ksy Barcz</meta:initial-creator>
    <meta:creation-date>2011-03-27T11:06:02.34</meta:creation-date>
    <dc:date>2011-03-27T13:15:37.83</dc:date>
    <dc:creator>Aleksy Barcz</dc:creator>
    <meta:editing-duration>PT00H14M27S</meta:editing-duration>
    <meta:editing-cycles>5</meta:editing-cycles>
    <meta:generator>OpenOffice.org/3.2$Win32 OpenOffice.org_project/320m18$Build-9502</meta:generator>
    <meta:document-statistic meta:table-count="0" meta:image-count="0" meta:object-count="0" meta:page-count="4" meta:paragraph-count="64" meta:word-count="953" meta:character-count="6425"/>
  </office:meta>
</office:document-meta>
</file>